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style>
    <style:style style:name="P2" style:family="paragraph" style:parent-style-name="BNF">
      <style:paragraph-properties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left="0.9846in" fo:margin-right="0in" fo:text-indent="-0.25in" style:auto-text-indent="false"/>
    </style:style>
    <style:style style:name="P6" style:family="paragraph"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xical analysis</text:h>
      <text:p text:style-name="Text_20_body">The Unicode character set for program text. However all keywords and syntax use characters drawn from the Basic Latin block.</text:p>
      <text:h text:style-name="Heading_20_2" text:outline-level="2">Line structure</text:h>
      <text:p text:style-name="BNF"><text:span text:style-name="Teletype">logicalline<text:tab/><text:tab/>::= (physicalline | chars [“\” newline logicalline])</text:span></text:p>
      <text:p text:style-name="BNF"><text:span text:style-name="Teletype">physicalline<text:tab/>::= chars newline</text:span></text:p>
      <text:p text:style-name="BNF"><text:span text:style-name="Teletype">chars<text:tab/><text:tab/><text:tab/>::= &lt;any Unicode character&gt;*</text:span></text:p>
      <text:p text:style-name="BNF"><text:span text:style-name="Teletype">newline <text:tab/><text:tab/>::= [“\r”] “\n”</text:span></text:p>
      <text:p text:style-name="Text_20_body">A program consists of a series of expressions with one expression per logical line</text:p>
      <text:h text:style-name="Heading_20_3" text:outline-level="3">Logical line</text:h>
      <text:p text:style-name="Text_20_body">A logical line is a concatenation of a series of physical lines each one terminated with a [REVERSE SOLIDUS] [NEWLINE] sequence. <text:s/>The logical line it's self is terminated with a single NEWLINE on the last physical line.</text:p>
      <text:p text:style-name="Text_20_body">Expressions may not cross logical line boundaries</text:p>
      <text:h text:style-name="Heading_20_3" text:outline-level="3">Physical line</text:h>
      <text:p text:style-name="Text_20_body">A series of Unicode characters terminated with a [NEWLINE]</text:p>
      <text:h text:style-name="Heading_20_2" text:outline-level="2">Keywords</text:h>
      <text:p text:style-name="Text_20_body">The language contains no lexical keywords, all traditional keyword functionality is provided by functions in the language Prelude <text:span text:style-name="T1">e.g.</text:span><text:span text:style-name="T2"> the classical </text:span><text:span text:style-name="Teletype"><text:span text:style-name="T2">if</text:span></text:span><text:span text:style-name="T2"> statement is provided by the predefined functions:</text:span></text:p>
      <text:p text:style-name="P1">if &lt;condition&gt; &lt;true expression&gt; &lt;false expression&gt;</text:p>
      <text:p text:style-name="Text_20_body">and it's close cousins <text:span text:style-name="Teletype">when</text:span> and <text:span text:style-name="Teletype">unless</text:span> provide if-without-an-else functionality.</text:p>
      <text:p text:style-name="P1">when &lt;condition&gt; &lt;true expression&gt;</text:p>
      <text:p text:style-name="P1">unless &lt;condition&gt; &lt;false expression&gt;</text:p>
      <text:h text:style-name="Heading_20_2" text:outline-level="2">Identifiers</text:h>
      <text:p text:style-name="BNF">identifier<text:tab/>::= (letter|digit|“_”|“-”|“:”)+</text:p>
      <text:p text:style-name="BNF">letter<text:tab/>::= lowercase | uppercase </text:p>
      <text:p text:style-name="BNF">lowercase<text:tab/>::= &lt;any Unicode lowercase character&gt;</text:p>
      <text:p text:style-name="BNF">uppercase<text:tab/>::= &lt;any Unicode uppercase character&gt;</text:p>
      <text:p text:style-name="BNF">digit<text:tab/><text:tab/>::= &lt;any Unicode numeric character&gt;</text:p>
      <text:h text:style-name="Heading_20_2" text:outline-level="2">Literals</text:h>
      <text:p text:style-name="Text_20_body">Escape characters are not interpreted or recognised. Any escaped character sequence will be passed through as output or input to functions verbatim.</text:p>
      <text:p text:style-name="BNF"><text:soft-page-break/>stringliteral<text:tab/>::= “"” stringitem “"” | “'” stringitem “'”</text:p>
      <text:p text:style-name="BNF">stringitem<text:tab/><text:tab/>::= stringchar</text:p>
      <text:p text:style-name="BNF">stringchar<text:tab/><text:tab/>::= &lt;any Unicode character except “'” or “"” or</text:p>
      <text:p text:style-name="BNF"><text:tab/><text:tab/><text:tab/><text:tab/>“\” or newline</text:p>
      <text:h text:style-name="Heading_20_2" text:outline-level="2">Operators</text:h>
      <text:p text:style-name="Text_20_body">The following tokens are operators:</text:p>
      <text:p text:style-name="P2">=<text:tab/><text:tab/>.<text:tab/><text:tab/>+<text:tab/><text:tab/>==<text:tab/><text:tab/>-&gt;</text:p>
      <text:list xml:id="list309775155" text:style-name="L1">
        <text:list-item>
          <text:p text:style-name="P3">= is assignment</text:p>
        </text:list-item>
        <text:list-item>
          <text:p text:style-name="P3">. is model reference separator</text:p>
        </text:list-item>
        <text:list-item>
          <text:p text:style-name="P3">== is comparison</text:p>
        </text:list-item>
        <text:list-item>
          <text:p text:style-name="P3">+ is string concatenation</text:p>
        </text:list-item>
        <text:list-item>
          <text:p text:style-name="P3">-&gt; parameters function definition separator.</text:p>
        </text:list-item>
      </text:list>
      <text:h text:style-name="Heading_20_2" text:outline-level="2">Delimiters</text:h>
      <text:p text:style-name="Text_20_body">The following are grammatical delimiters which the lexer needs to recognise:</text:p>
      <text:p text:style-name="BNF">(<text:tab/><text:tab/>)<text:tab/><text:tab/>[<text:tab/><text:tab/>]</text:p>
      <text:p text:style-name="Text_20_body">These Basic Latin block characters have meaning to the lexer as delimiters of other tokens</text:p>
      <text:p text:style-name="BNF">'<text:tab/><text:tab/>"</text:p>
      <text:h text:style-name="Heading_20_1" text:outline-level="1">Expressions</text:h>
      <text:p text:style-name="Text_20_body">An expression consists of either a literal, identifier, operator or grouping</text:p>
      <text:p text:style-name="BNF">lambda<text:tab/>::= ( identifier+ “-&gt;” )? expression</text:p>
      <text:p text:style-name="BNF">expression<text:tab/>::= grouping | operator | literal</text:p>
      <text:p text:style-name="BNF">literal <text:tab/>::= stringliteral</text:p>
      <text:p text:style-name="BNF">grouping<text:tab/>::= “(” expression “)”</text:p>
      <text:p text:style-name="BNF">fndef<text:tab/>::= “def” identifier lambda</text:p>
      <text:h text:style-name="Heading_20_3" text:outline-level="3">Operator</text:h>
      <text:p text:style-name="Text_20_body">In this language function application is denoted by white space after the function name all other operators are infix</text:p>
      <text:p text:style-name="BNF">operator<text:tab/>::= value | function | concat | equality | assignment</text:p>
      <text:p text:style-name="BNF">value<text:tab/>::= identifier | dereference | grouping</text:p>
      <text:p text:style-name="BNF">dereference ::= value “[” expression “]”</text:p>
      <text:p text:style-name="BNF"><text:tab/><text:tab/> <text:s text:c="2"/>| value “.” </text:p>
      <text:h text:style-name="Heading_20_1" text:outline-level="1">Runtime</text:h>
      <text:list xml:id="list1349287554" text:style-name="L2">
        <text:list-item>
          <text:p text:style-name="P4">_ is the implicit first parameter, you can declare other parameters using x y → fn defn</text:p>
        </text:list-item>
        <text:list-item>
          <text:p text:style-name="P4"><text:soft-page-break/>In list and tree stores, the first row first column gives a list of all the row values to pass to each column in a row. The next row has an anonymous fn for each column which is passed the row value to get the value reference for the cell.</text:p>
        </text:list-item>
        <text:list-item>
          <text:p text:style-name="P5">For tree stores, a further row declares the child iterator as a lambda, and a possible 4<text:span text:style-name="T3">th</text:span> row declares the cell functions for child rows, otherwise the 2<text:span text:style-name="T3">nd</text:span> row is used. The child iterator is run over each child recursively to make a full tree. The function is called with a second parameter of a reverse list of ancestor iterator values with most recent parent first. To access this, a full lambda with 2 parameters will need to be declared in a cell.</text:p>
        </text:list-item>
        <text:list-item>
          <text:p text:style-name="P4">x. a final . implies an axis, while no final . implies a value from the dictionary. Thus x[a]. is different from x[a] Notice that x[a]. is equivalent to x[a][] since x.y is equivalent to x[“y”] The question though is if an expression evaluates to nothing, is that an error or a full axis iterator?</text:p>
        </text:list-item>
        <text:list-item>
          <text:p text:style-name="P4">view elements share the same namespace as top level model. We can use a fn to distinguish them if necessary.</text:p>
        </text:list-item>
        <text:list-item>
          <text:p text:style-name="P4">Functions either return a variable reference or a string. If variable reference then can be written to. If string, can only be read.</text:p>
        </text:list-item>
        <text:list-item>
          <text:p text:style-name="P4">Model value dependencies need to include object and *args (a list of co-ordinates, probably: row, column) so that list stores can pass coordinates for changed values.</text:p>
        </text:list-item>
        <text:list-item>
          <text:p text:style-name="P4"><text:span text:style-name="Source_20_Text">def </text:span>fnname<text:span text:style-name="Source_20_Text"> </text:span>parameters <text:span text:style-name="Source_20_Text">-&gt; </text:span>function definition. So <text:span text:style-name="Source_20_Text">def</text:span> is a command that takes the name of a function and then a following lambda expression and binds the fnname to that lambda. Do we need a group around the parameters so that <text:span text:style-name="Source_20_Text">-&gt;</text:span> just has one parameter? Otherwise how does def know that the list following fnname is parameters and not the function definition? How do we delimit the function definition, do we use grouping for that too? so in effect it becomes <text:span text:style-name="Source_20_Text">def </text:span>fnname <text:span text:style-name="Source_20_Text">( </text:span>parameters <text:span text:style-name="Source_20_Text">) -&gt; ( </text:span>function definition <text:span text:style-name="Source_20_Text">)</text:span> </text:p>
        </text:list-item>
        <text:list-item>
          <text:p text:style-name="P4">A lambda expression is an expression with named paramet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NF" style:family="paragraph" style:parent-style-name="Preformatted_20_Text" style:master-page-name="">
      <style:paragraph-properties fo:margin-left="0.5in" fo:margin-right="0.5in" fo:keep-together="always" fo:text-indent="0in" style:auto-text-indent="false" style:page-number="auto" fo:background-color="#e6e6ff" fo:padding="0.0799in" fo:border-left="0.0008in solid #ffffff" fo:border-right="0.0008in solid #ffffff" fo:border-top="0.0008in solid #000000" fo:border-bottom="0.0008in solid #000000" style:shadow="none" fo:keep-with-next="always">
        <style:background-image/>
      </style:paragraph-properties>
    </style:style>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90%" style:font-name-asian="DejaVu Sans Mono" style:font-size-asian="90%" style:font-name-complex="DejaVu Sans Mono" style:font-size-complex="90%"/>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30T11:35:43</meta:creation-date>
    <dc:date>2010-02-27T08:42:13</dc:date>
    <meta:editing-duration>PT181H05M55S</meta:editing-duration>
    <meta:editing-cycles>21</meta:editing-cycles>
    <meta:generator>OpenOffice.org/3.2$Unix OpenOffice.org_project/320m12$Build-9483</meta:generator>
    <dc:creator>Martin Hosken</dc:creator>
    <meta:document-statistic meta:table-count="0" meta:image-count="0" meta:object-count="0" meta:page-count="3" meta:paragraph-count="67" meta:word-count="800" meta:character-count="4697"/>
    <meta:user-defined meta:name="Info 1"/>
    <meta:user-defined meta:name="Info 2"/>
    <meta:user-defined meta:name="Info 3"/>
    <meta:user-defined meta:name="Info 4"/>
  </office:meta>
</office:document-meta>
</file>